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580000001F84D8045FF773DCF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8.5cm" style:rel-column-width="32767*"/>
    </style:style>
    <style:style style:name="Tabelle5.B" style:family="table-column">
      <style:table-column-properties style:column-width="8.5cm" style:rel-column-width="32768*"/>
    </style:style>
    <style:style style:name="Tabelle5.A1" style:family="table-cell">
      <style:table-cell-properties fo:padding="0cm" fo:border="none"/>
    </style:style>
    <style:style style:name="Tabelle6" style:family="table">
      <style:table-properties style:width="8.49cm" table:align="left"/>
    </style:style>
    <style:style style:name="Tabelle6.A" style:family="table-column">
      <style:table-column-properties style:column-width="5.41cm"/>
    </style:style>
    <style:style style:name="Tabelle6.B" style:family="table-column">
      <style:table-column-properties style:column-width="3.08cm"/>
    </style:style>
    <style:style style:name="Tabel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6.B1" style:family="table-cell">
      <style:table-cell-properties fo:padding="0.097cm" fo:border="0.05pt solid #000000"/>
    </style:style>
    <style:style style:name="Tabelle6.A2" style:family="table-cell">
      <style:table-cell-properties fo:padding="0.097cm" fo:border-left="0.05pt solid #000000" fo:border-right="none" fo:border-top="none" fo:border-bottom="0.05pt solid #000000"/>
    </style:style>
    <style:style style:name="Tabel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" style:family="table">
      <style:table-properties style:width="8.49cm" table:align="left"/>
    </style:style>
    <style:style style:name="Tabelle6.A" style:family="table-column">
      <style:table-column-properties style:column-width="5.41cm"/>
    </style:style>
    <style:style style:name="Tabelle6.B" style:family="table-column">
      <style:table-column-properties style:column-width="3.08cm"/>
    </style:style>
    <style:style style:name="Tabel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6.B1" style:family="table-cell">
      <style:table-cell-properties fo:padding="0.097cm" fo:border="0.05pt solid #000000"/>
    </style:style>
    <style:style style:name="Tabelle6.A2" style:family="table-cell">
      <style:table-cell-properties fo:padding="0.097cm" fo:border-left="0.05pt solid #000000" fo:border-right="none" fo:border-top="none" fo:border-bottom="0.05pt solid #000000"/>
    </style:style>
    <style:style style:name="Tabelle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Serif" fo:font-weight="bold" officeooo:rsid="00332bb6" officeooo:paragraph-rsid="00332bb6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start" style:justify-single-word="false"/>
      <style:text-properties style:font-name="Liberation Serif" fo:font-size="12pt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Liberation Serif" fo:font-size="12pt" officeooo:rsid="00378968" officeooo:paragraph-rsid="00378968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Liberation Serif" fo:font-size="12pt" officeooo:rsid="001dc99a" officeooo:paragraph-rsid="00378968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Liberation Serif" fo:font-size="12pt" officeooo:paragraph-rsid="00378968" style:font-size-asian="12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Liberation Serif" fo:font-size="12pt" fo:font-weight="bold" officeooo:rsid="00378968" officeooo:paragraph-rsid="00378968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Liberation Serif" fo:font-size="12pt" fo:font-weight="bold" officeooo:rsid="00378968" officeooo:paragraph-rsid="00378968" fo:background-color="transparent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Liberation Serif" fo:font-size="12pt" officeooo:rsid="00378968" officeooo:paragraph-rsid="00378968" fo:background-color="#66ff66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Liberation Serif" fo:font-size="12pt" officeooo:rsid="00378968" officeooo:paragraph-rsid="00378968" fo:background-color="#ffff00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02cb3" officeooo:paragraph-rsid="0032e661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78968" officeooo:paragraph-rsid="00378968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78968" officeooo:paragraph-rsid="003ecc66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Liberation Serif" fo:font-size="12pt" fo:font-weight="normal" officeooo:paragraph-rsid="00378968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1f0699" officeooo:paragraph-rsid="00378968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0699" officeooo:paragraph-rsid="00378968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1dc99a" officeooo:paragraph-rsid="00378968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4pt" fo:font-weight="bold" officeooo:rsid="00378968" officeooo:paragraph-rsid="00378968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Liberation Serif" fo:font-size="14pt" fo:font-weight="bold" officeooo:rsid="001dc99a" officeooo:paragraph-rsid="00378968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justify" style:justify-single-word="false" fo:break-before="page"/>
      <style:text-properties style:font-name="Liberation Serif" fo:font-size="14pt" fo:font-weight="bold" officeooo:rsid="001f0699" officeooo:paragraph-rsid="00378968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e03e6a" officeooo:paragraph-rsid="003c5408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0pt" fo:font-style="normal" fo:font-weight="bold" officeooo:rsid="01e03e6a" officeooo:paragraph-rsid="003c5408" style:font-size-asian="10pt" style:font-style-asian="normal" style:font-weight-asian="bold" style:font-size-complex="10pt" style:font-style-complex="normal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Courier New1" fo:font-size="12pt" officeooo:rsid="00378968" officeooo:paragraph-rsid="00378968" style:font-size-asian="12p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style:font-name="Courier New1" fo:font-size="12pt" officeooo:rsid="00378968" officeooo:paragraph-rsid="003bc280" style:font-size-asian="12pt" style:font-size-complex="12pt"/>
    </style:style>
    <style:style style:name="P26" style:family="paragraph" style:parent-style-name="Standard">
      <style:paragraph-properties fo:text-align="justify" style:justify-single-word="false"/>
      <style:text-properties style:font-name="Courier New1" fo:font-size="12pt" fo:font-weight="normal" officeooo:rsid="001f0699" officeooo:paragraph-rsid="00378968" style:font-size-asian="12pt" style:font-weight-asian="normal" style:font-size-complex="12pt" style:font-weight-complex="normal"/>
    </style:style>
    <style:style style:name="P27" style:family="paragraph" style:parent-style-name="Standard">
      <style:paragraph-properties>
        <style:tab-stops>
          <style:tab-stop style:position="1.905cm"/>
        </style:tab-stops>
      </style:paragraph-properties>
      <style:text-properties fo:font-size="12pt" officeooo:paragraph-rsid="00378968" style:font-size-asian="12pt" style:font-size-complex="12pt"/>
    </style:style>
    <style:style style:name="P28" style:family="paragraph" style:parent-style-name="Standard">
      <style:paragraph-properties fo:text-align="justify" style:justify-single-word="false"/>
      <style:text-properties fo:font-size="12pt" fo:font-weight="normal" officeooo:rsid="001f0699" officeooo:paragraph-rsid="00378968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f0699" officeooo:paragraph-rsid="00378968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ize="12pt" fo:font-weight="normal" officeooo:paragraph-rsid="00378968" style:font-size-asian="12pt" style:font-weight-asian="normal" style:font-size-complex="12pt" style:font-weight-complex="normal"/>
    </style:style>
    <style:style style:name="P31" style:family="paragraph" style:parent-style-name="Standard">
      <style:paragraph-properties>
        <style:tab-stops>
          <style:tab-stop style:position="1.905cm"/>
        </style:tab-stops>
      </style:paragraph-properties>
      <style:text-properties style:font-name="Courier New" fo:font-size="12pt" officeooo:paragraph-rsid="00378968" style:font-size-asian="12pt" style:font-name-complex="Courier New" style:font-size-complex="12pt"/>
    </style:style>
    <style:style style:name="P32" style:family="paragraph" style:parent-style-name="Standard">
      <style:paragraph-properties fo:text-align="justify" style:justify-single-word="false">
        <style:tab-stops>
          <style:tab-stop style:position="1.905cm"/>
        </style:tab-stops>
      </style:paragraph-properties>
      <style:text-properties style:font-name="Courier New" fo:font-size="12pt" fo:font-weight="normal" officeooo:rsid="00302cb3" officeooo:paragraph-rsid="00378968" style:font-size-asian="12pt" style:font-weight-asian="normal" style:font-name-complex="Courier New" style:font-size-complex="12pt" style:font-weight-complex="normal"/>
    </style:style>
    <style:style style:name="P33" style:family="paragraph" style:parent-style-name="Standard">
      <style:paragraph-properties fo:text-align="justify" style:justify-single-word="false">
        <style:tab-stops>
          <style:tab-stop style:position="1.905cm"/>
        </style:tab-stops>
      </style:paragraph-properties>
      <style:text-properties style:font-name="Courier New" fo:font-size="12pt" fo:font-weight="normal" officeooo:rsid="001dc99a" officeooo:paragraph-rsid="00378968" style:font-size-asian="12pt" style:font-weight-asian="normal" style:font-name-complex="Courier New" style:font-size-complex="12pt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size="14pt" fo:font-weight="bold" officeooo:rsid="001f0699" officeooo:paragraph-rsid="00378968" style:font-size-asian="14pt" style:font-weight-asian="bold" style:font-size-complex="14pt" style:font-weight-complex="bold"/>
    </style:style>
    <style:style style:name="P35" style:family="paragraph" style:parent-style-name="Standard" style:list-style-name="L1">
      <style:paragraph-properties fo:margin-top="0.199cm" fo:margin-bottom="0cm" style:contextual-spacing="false" fo:text-align="start" style:justify-single-word="false"/>
      <style:text-properties style:font-name="Liberation Serif" fo:font-size="12pt" fo:font-weight="normal" officeooo:rsid="00378968" officeooo:paragraph-rsid="0040b39d" style:font-size-asian="12pt" style:font-weight-asian="normal" style:font-size-complex="12pt" style:font-weight-complex="normal"/>
    </style:style>
    <style:style style:name="P36" style:family="paragraph" style:parent-style-name="Standard" style:list-style-name="L1">
      <style:paragraph-properties fo:margin-top="0.199cm" fo:margin-bottom="0cm" style:contextual-spacing="false" fo:text-align="start" style:justify-single-word="false"/>
      <style:text-properties style:font-name="Liberation Serif" fo:font-size="12pt" fo:font-weight="normal" officeooo:rsid="00378968" officeooo:paragraph-rsid="003ecc66" style:font-size-asian="12pt" style:font-weight-asian="normal" style:font-size-complex="12pt" style:font-weight-complex="normal"/>
    </style:style>
    <style:style style:name="P37" style:family="paragraph" style:parent-style-name="Standard" style:list-style-name="L1">
      <style:paragraph-properties fo:margin-top="0.199cm" fo:margin-bottom="0cm" style:contextual-spacing="false" fo:text-align="start" style:justify-single-word="false"/>
      <style:text-properties style:font-name="Liberation Serif" fo:font-size="12pt" fo:font-weight="normal" officeooo:rsid="00378968" officeooo:paragraph-rsid="00378968" style:font-size-asian="12pt" style:font-weight-asian="normal" style:font-size-complex="12pt" style:font-weight-complex="normal"/>
    </style:style>
    <style:style style:name="P3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1f0699" officeooo:paragraph-rsid="00378968" style:font-size-asian="12pt" style:font-weight-asian="normal" style:font-size-complex="12pt" style:font-weight-complex="normal"/>
    </style:style>
    <style:style style:name="P39" style:family="paragraph" style:parent-style-name="Standard" style:list-style-name="L2">
      <style:paragraph-properties fo:text-align="justify" style:justify-single-word="false"/>
      <style:text-properties style:font-name="Liberation Serif" fo:font-size="12pt" fo:font-weight="normal" officeooo:rsid="001f0699" officeooo:paragraph-rsid="00378968" style:font-size-asian="12pt" style:font-weight-asian="normal" style:font-size-complex="12pt" style:font-weight-complex="normal"/>
    </style:style>
    <style:style style:name="P40" style:family="paragraph" style:parent-style-name="Standard" style:list-style-name="L2">
      <style:paragraph-properties fo:text-align="start" style:justify-single-word="false"/>
      <style:text-properties style:font-name="Liberation Serif" fo:font-size="12pt" officeooo:rsid="001dc99a" officeooo:paragraph-rsid="00378968" style:font-size-asian="12pt" style:font-size-complex="12pt"/>
    </style:style>
    <style:style style:name="P41" style:family="paragraph" style:parent-style-name="Standard" style:list-style-name="L2">
      <style:paragraph-properties fo:text-align="justify" style:justify-single-word="false"/>
      <style:text-properties style:font-name="Liberation Serif" fo:font-size="12pt" officeooo:rsid="001dc99a" officeooo:paragraph-rsid="00378968" style:font-size-asian="12pt" style:font-size-complex="12pt"/>
    </style:style>
    <style:style style:name="P42" style:family="paragraph" style:parent-style-name="Standard" style:list-style-name="L2">
      <style:paragraph-properties fo:text-align="start" style:justify-single-word="false"/>
      <style:text-properties fo:font-size="12pt" fo:font-weight="normal" officeooo:rsid="001f0699" officeooo:paragraph-rsid="00378968" style:font-size-asian="12pt" style:font-weight-asian="normal" style:font-size-complex="12pt" style:font-weight-complex="normal"/>
    </style:style>
    <style:style style:name="P43" style:family="paragraph" style:parent-style-name="Standard" style:list-style-name="L2">
      <style:paragraph-properties fo:text-align="start" style:justify-single-word="false"/>
      <style:text-properties fo:font-size="12pt" fo:font-weight="normal" officeooo:rsid="001f0699" officeooo:paragraph-rsid="003bc280" style:font-size-asian="12pt" style:font-weight-asian="normal" style:font-size-complex="12pt" style:font-weight-complex="normal"/>
    </style:style>
    <style:style style:name="P44" style:family="paragraph" style:parent-style-name="Table_20_Contents">
      <style:paragraph-properties fo:text-align="start" style:justify-single-word="false"/>
      <style:text-properties style:font-name="Liberation Serif" fo:font-size="12pt" fo:font-weight="bold" officeooo:rsid="0040b39d" officeooo:paragraph-rsid="00378968" style:font-size-asian="12pt" style:font-weight-asian="bold" style:font-size-complex="12pt" style:font-weight-complex="bold"/>
    </style:style>
    <style:style style:name="P4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378968"/>
    </style:style>
    <style:style style:name="T2" style:family="text">
      <style:text-properties officeooo:rsid="0022d049"/>
    </style:style>
    <style:style style:name="T3" style:family="text">
      <style:text-properties fo:background-color="#66ff66" loext:char-shading-value="0"/>
    </style:style>
    <style:style style:name="T4" style:family="text">
      <style:text-properties fo:background-color="transparent" loext:char-shading-value="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33d18" style:font-weight-asian="bold" style:font-weight-complex="bold"/>
    </style:style>
    <style:style style:name="T7" style:family="text">
      <style:text-properties style:font-name="Courier New" style:font-name-complex="Courier New"/>
    </style:style>
    <style:style style:name="T8" style:family="text">
      <style:text-properties style:font-name="Courier New" officeooo:rsid="003d3bf4" style:font-name-complex="Courier New"/>
    </style:style>
    <style:style style:name="T9" style:family="text">
      <style:text-properties style:font-name="Courier New" fo:font-weight="bold" style:font-weight-asian="bold" style:font-name-complex="Courier New"/>
    </style:style>
    <style:style style:name="T10" style:family="text">
      <style:text-properties style:font-name="Courier New" fo:font-weight="bold" officeooo:rsid="003d3bf4" style:font-weight-asian="bold" style:font-name-complex="Courier New"/>
    </style:style>
    <style:style style:name="T11" style:family="text">
      <style:text-properties officeooo:rsid="00233d18"/>
    </style:style>
    <style:style style:name="T12" style:family="text">
      <style:text-properties officeooo:rsid="003b0fd2"/>
    </style:style>
    <style:style style:name="T13" style:family="text">
      <style:text-properties officeooo:rsid="003bc280"/>
    </style:style>
    <style:style style:name="T1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840c47" style:font-style-asian="normal" style:font-style-complex="normal"/>
    </style:style>
    <style:style style:name="T17" style:family="text">
      <style:text-properties fo:font-style="normal" officeooo:rsid="004c98f8" style:font-style-asian="normal" style:font-style-complex="normal"/>
    </style:style>
    <style:style style:name="T18" style:family="text">
      <style:text-properties officeooo:rsid="003d3bf4"/>
    </style:style>
    <style:style style:name="T19" style:family="text">
      <style:text-properties officeooo:rsid="003ecc66"/>
    </style:style>
    <style:style style:name="T20" style:family="text">
      <style:text-properties officeooo:rsid="0040b39d"/>
    </style:style>
    <style:style style:name="T21" style:family="text">
      <style:text-properties officeooo:rsid="004151be"/>
    </style:style>
    <style:style style:name="T22" style:family="text">
      <style:text-properties officeooo:rsid="00419987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101cm" fo:text-indent="-0.7cm" fo:margin-left="2.10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799cm" fo:text-indent="-0.699cm" fo:margin-left="2.79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Programmabl<text:span text:style-name="T12">a</text:span>uf beschreiben</text:p>
      <text:p text:style-name="P12"/>
      <text:p text:style-name="P14">Um <text:span text:style-name="T13">ein </text:span>Programm zu verstehen ist es <text:span text:style-name="T12">hilfreich</text:span>, den Ablauf schrittweise <text:span text:style-name="T19">zu protokollieren</text:span>. </text:p>
      <text:p text:style-name="P14">Dabei ist <text:span text:style-name="T13">zu beachten</text:span>:</text:p>
      <text:list xml:id="list393659015" text:style-name="L1">
        <text:list-item>
          <text:p text:style-name="P35"><text:span text:style-name="T20">Bei einem </text:span>Methodenaufruf <text:span text:style-name="T12">„springt“ der Ablauf an eine andere Stelle des Quellcodes. </text:span></text:p>
        </text:list-item>
        <text:list-item>
          <text:p text:style-name="P36"><text:span text:style-name="T12">Wenn die aufgerufene Methode beendet ist, springt der Ablauf wieder </text:span>zurück <text:span text:style-name="T19">an die Stelle des Aufrufs</text:span> und <text:span text:style-name="T12">führt die aufrufende Methode fort</text:span>.</text:p>
        </text:list-item>
        <text:list-item>
          <text:p text:style-name="P37">Werte <text:span text:style-name="T12">von</text:span> Parameter<text:span text:style-name="T19">n</text:span> und Variablen <text:span text:style-name="T12">sollten notiert werden.</text:span></text:p>
        </text:list-item>
      </text:list>
      <text:p text:style-name="P12"/>
      <text:p text:style-name="P13"><text:span text:style-name="T5">Beispiel</text:span>:</text:p>
      <text:p text:style-name="P13"/>
      <table:table table:name="Tabelle5" table:style-name="Tabelle5">
        <table:table-column table:style-name="Tabelle5.A"/>
        <table:table-column table:style-name="Tabelle5.B"/>
        <table:table-row table:style-name="TableLine1626244376048">
          <table:table-cell table:style-name="Tabelle5.A1" office:value-type="string">
            <text:p text:style-name="P8">Programm</text:p>
          </table:table-cell>
          <table:table-cell table:style-name="Tabelle5.A1" office:value-type="string">
            <text:p text:style-name="P44">Ablaufprotokoll</text:p>
            <text:p text:style-name="P8"/>
          </table:table-cell>
        </table:table-row>
        <table:table-row table:style-name="TableLine1626244377488">
          <table:table-cell table:style-name="Tabelle5.A1" office:value-type="string">
            <text:p text:style-name="P24"><text:span text:style-name="T13">01 <text:s/></text:span>class <text:span text:style-name="T13">Zeichnung</text:span></text:p>
            <text:p text:style-name="P24">02 <text:s/>{</text:p>
            <text:p text:style-name="P25">03 <text:s text:c="4"/>Turtle t;</text:p>
            <text:p text:style-name="P24">04 <text:s text:c="4"/>... </text:p>
            <text:p text:style-name="P24">05 <text:s text:c="4"/>void knick(double winkel)</text:p>
            <text:p text:style-name="P24">06 <text:s text:c="4"/>{</text:p>
            <text:p text:style-name="P24">07 <text:s text:c="7"/>t.forward(100);</text:p>
            <text:p text:style-name="P24">08 <text:s text:c="7"/>t.right(winkel);</text:p>
            <text:p text:style-name="P24">09 <text:s text:c="7"/>t.forward(100);</text:p>
            <text:p text:style-name="P24">10 <text:s text:c="4"/>}</text:p>
            <text:p text:style-name="P24">11</text:p>
            <text:p text:style-name="P24">12 <text:s text:c="4"/>void main()</text:p>
            <text:p text:style-name="P24">13 <text:s text:c="4"/>{</text:p>
            <text:p text:style-name="P24">14 <text:s text:c="7"/>knick(45);</text:p>
            <text:p text:style-name="P24">15 <text:s text:c="7"/>t.right(90);</text:p>
            <text:p text:style-name="P24">16 <text:s text:c="7"/>knick(135);</text:p>
            <text:p text:style-name="P24">17 <text:s text:c="4"/>}</text:p>
          </table:table-cell>
          <table:table-cell table:style-name="Tabelle5.A1" office:value-type="string">
            <table:table table:name="Tabelle6" table:style-name="Tabelle6">
              <table:table-column table:style-name="Tabelle6.A"/>
              <table:table-column table:style-name="Tabelle6.B"/>
              <table:table-row table:style-name="TableLine1626244379792">
                <table:table-cell table:style-name="Tabelle6.A1" office:value-type="string">
                  <text:p text:style-name="P9">Schritte</text:p>
                </table:table-cell>
                <table:table-cell table:style-name="Tabelle6.B1" office:value-type="string">
                  <text:p text:style-name="P8">Var./Param.</text:p>
                </table:table-cell>
              </table:table-row>
              <table:table-row table:style-name="TableLine1626244377200">
                <table:table-cell table:style-name="Tabelle6.A2" office:value-type="string">
                  <text:p text:style-name="P11">12 <text:s text:c="2"/>main() startet</text:p>
                  <text:p text:style-name="P11">14 <text:s text:c="2"/>knick() wird aufgerufen </text:p>
                  <text:p text:style-name="P5"><text:s text:c="5"/><text:span text:style-name="T4"><text:s/></text:span><text:span text:style-name="T3">05 <text:s/>knick() startet</text:span></text:p>
                  <text:p text:style-name="P10"><text:span text:style-name="T4"><text:s text:c="6"/></text:span>07 <text:s/>Linie (100)</text:p>
                  <text:p text:style-name="P10"><text:span text:style-name="T4"><text:s text:c="6"/></text:span>08 <text:s/>dreht 45° (rechts)</text:p>
                  <text:p text:style-name="P10"><text:span text:style-name="T4"><text:s text:c="6"/></text:span>09 <text:s/>Linie (100)</text:p>
                  <text:p text:style-name="P11">15 <text:s text:c="2"/>dreht 90° (rechts)</text:p>
                  <text:p text:style-name="P11">16 <text:s text:c="2"/>knick() wird aufgerufen </text:p>
                  <text:p text:style-name="P5"><text:s text:c="6"/><text:span text:style-name="T3">05 <text:s text:c="2"/>knick() startet</text:span></text:p>
                  <text:p text:style-name="P5"><text:s text:c="6"/><text:span text:style-name="T3">07 <text:s text:c="2"/>Linie (100)</text:span></text:p>
                  <text:p text:style-name="P5"><text:s text:c="6"/><text:span text:style-name="T3">08 <text:s text:c="2"/>dreht 135° (links)</text:span></text:p>
                  <text:p text:style-name="P5"><text:s text:c="6"/><text:span text:style-name="T3">09 <text:s text:c="2"/>Linie (100)</text:span></text:p>
                  <text:p text:style-name="P11">17 <text:s text:c="2"/>main() ist beendet.</text:p>
                </table:table-cell>
                <table:table-cell table:style-name="Tabelle6.B2" office:value-type="string">
                  <text:p text:style-name="P4"/>
                  <text:p text:style-name="P4"/>
                  <text:p text:style-name="P10">winkel = 45</text:p>
                  <text:p text:style-name="P5"/>
                  <text:p text:style-name="P5"/>
                  <text:p text:style-name="P5"/>
                  <text:p text:style-name="P5"/>
                  <text:p text:style-name="P5"/>
                  <text:p text:style-name="P10">winkel = 135</text:p>
                </table:table-cell>
              </table:table-row>
            </table:table>
            <text:p text:style-name="P4"/>
          </table:table-cell>
        </table:table-row>
      </table:table>
      <text:p text:style-name="P12"/>
      <text:p text:style-name="P12"/>
      <text:p text:style-name="P20">Aufgabe 1</text:p>
      <text:p text:style-name="P6"/>
      <text:list xml:id="list2562396081" text:style-name="L2">
        <text:list-item>
          <text:p text:style-name="P40"><text:span text:style-name="T19">Erstelle ein A</text:span>blauf<text:span text:style-name="T20">protokoll</text:span> <text:span text:style-name="T19">für den</text:span> Methodenaufruf <text:span text:style-name="T5">rekursiveKurve(3)</text:span><text:span text:style-name="T19">, wie im Beispiel gezeigt. Kennzeichne farblich, zu welchem Methodenaufruf die Zeilen gehören.</text:span></text:p>
        </text:list-item>
      </text:list>
      <text:p text:style-name="P6"/>
      <text:list xml:id="list84045070048051" text:continue-numbering="true" text:style-name="L2">
        <text:list-item>
          <text:p text:style-name="P41">Zeichne die entstandene Form. <text:span text:style-name="T19">Markiere</text:span>, wo die Turtle am Ende der Methode jeweils steht.</text:p>
        </text:list-item>
      </text:list>
      <text:p text:style-name="P15"/>
      <text:p text:style-name="P27"><text:span text:style-name="T7">01 <text:s/>void </text:span><text:span text:style-name="T9">rekursiveKurve</text:span><text:span text:style-name="T7">(int l</text:span><text:span text:style-name="T8">ä</text:span><text:span text:style-name="T7">nge)</text:span></text:p>
      <text:p text:style-name="P31">02 <text:s/>{</text:p>
      <text:p text:style-name="P31">03 <text:s text:c="4"/>t.forward(l<text:span text:style-name="T18">ä</text:span>nge);</text:p>
      <text:p text:style-name="P31">04 <text:s text:c="4"/>if (l<text:span text:style-name="T22">ä</text:span>nge &gt; 1)</text:p>
      <text:p text:style-name="P31">05 <text:s text:c="4"/>{</text:p>
      <text:p text:style-name="P31">06 <text:s text:c="8"/>t.right(90);</text:p>
      <text:p text:style-name="P27"><text:span text:style-name="T7">07 <text:s text:c="8"/></text:span><text:span text:style-name="T9">rekursiveKurve</text:span><text:span text:style-name="T7">(l</text:span><text:span text:style-name="T8">ä</text:span><text:span text:style-name="T7">nge – 1);</text:span></text:p>
      <text:p text:style-name="P31">08 <text:s text:c="8"/>t.left(90);</text:p>
      <text:p text:style-name="P31">09 <text:s text:c="4"/>}</text:p>
      <text:p text:style-name="P31">10 <text:s text:c="4"/>t.back(l<text:span text:style-name="T18">ä</text:span>nge);</text:p>
      <text:p text:style-name="P32">11 <text:s/>}</text:p>
      <text:p text:style-name="P21">Aufgabe 2</text:p>
      <text:p text:style-name="P16"/>
      <text:list xml:id="list84043534135005" text:continue-list="list84045070048051" text:style-name="L2">
        <text:list-item text:start-value="1">
          <text:p text:style-name="P38">Das Programm aus Aufgabe 1 wurde etwas „vereinfacht“: <text:line-break/>Der Parameter „l<text:span text:style-name="T18">ä</text:span>nge“ in Zeile 07 <text:span text:style-name="T13">ändert sich nicht</text:span>. <text:line-break/><text:span text:style-name="T19">Erstelle ein Ablaufprotokoll für den</text:span> Methodenaufruf <text:span text:style-name="T5">rekursiveKurve(3)</text:span>.</text:p>
        </text:list-item>
      </text:list>
      <text:p text:style-name="P17"/>
      <text:list xml:id="list84043713334401" text:continue-numbering="true" text:style-name="L2">
        <text:list-item>
          <text:p text:style-name="P39">Welches Problem <text:span text:style-name="T13">entsteht</text:span> <text:span text:style-name="T13">in diesem Ablauf</text:span>?</text:p>
        </text:list-item>
      </text:list>
      <text:p text:style-name="P18"/>
      <text:p text:style-name="P31">01 <text:s/>void rekursiveKurve(int l<text:span text:style-name="T18">ä</text:span>nge)</text:p>
      <text:p text:style-name="P31">02 <text:s/>{</text:p>
      <text:p text:style-name="P31">03 <text:s text:c="4"/>t.forward(l<text:span text:style-name="T18">ä</text:span>nge);</text:p>
      <text:p text:style-name="P31">04 <text:s text:c="4"/>if (l<text:span text:style-name="T22">ä</text:span>nge &gt; 1)</text:p>
      <text:p text:style-name="P31">05 <text:s text:c="4"/>{</text:p>
      <text:p text:style-name="P31">06 <text:s text:c="7"/>t.right(90);</text:p>
      <text:p text:style-name="P27"><text:span text:style-name="T7">07 <text:s text:c="7"/>rekursiveKurve(</text:span><text:span text:style-name="T9">l</text:span><text:span text:style-name="T10">ä</text:span><text:span text:style-name="T9">nge</text:span><text:span text:style-name="T7">);</text:span></text:p>
      <text:p text:style-name="P31">08 <text:s text:c="7"/>t.left(90);</text:p>
      <text:p text:style-name="P31">09 <text:s text:c="4"/>}</text:p>
      <text:p text:style-name="P31">10 <text:s text:c="4"/>t.back(l<text:span text:style-name="T22">ä</text:span>nge);</text:p>
      <text:p text:style-name="P33">11 <text:s/>}</text:p>
      <text:p text:style-name="P30"/>
      <text:p text:style-name="P28"/>
      <text:p text:style-name="P34">Aufgabe 3</text:p>
      <text:p text:style-name="P28"/>
      <text:list xml:id="list84043619256603" text:continue-list="list84043713334401" text:style-name="L2">
        <text:list-item text:start-value="1">
          <text:p text:style-name="P42"><text:span text:style-name="T21">Erstelle ein Ablaufprotokoll</text:span> des Methodenaufrufs rekursiverBaum(<text:span text:style-name="T6">2</text:span>).<text:line-break/><text:span text:style-name="T11">Erweitere das Protokoll dann für den Aufruf </text:span>rekursiverBaum(<text:span text:style-name="T6">4</text:span>) <text:span text:style-name="T11">(copy-paste hilft hier!)</text:span></text:p>
        </text:list-item>
      </text:list>
      <text:p text:style-name="P28"/>
      <text:list xml:id="list84044419387250" text:continue-numbering="true" text:style-name="L2">
        <text:list-item>
          <text:p text:style-name="P43">Zeichne die entstandene Form <text:span text:style-name="T13">auf Papier </text:span>(<text:span text:style-name="T13">e</text:span>ine Einheit entspricht 1 cm)<text:line-break/>Wo steht die Turtle am Ende?</text:p>
        </text:list-item>
      </text:list>
      <text:p text:style-name="P29"/>
      <text:list xml:id="list84045005690306" text:continue-numbering="true" text:style-name="L2">
        <text:list-item>
          <text:p text:style-name="P42">Zeichne die Form, <text:span text:style-name="T19">die durch den Aufruf</text:span> rekursiverBaum(<text:span text:style-name="T5">8</text:span>) <text:span text:style-name="T19">entsteht.</text:span></text:p>
        </text:list-item>
      </text:list>
      <text:p text:style-name="P28"/>
      <text:p text:style-name="P28"/>
      <text:p text:style-name="P26">01 <text:s/>void rekursiverBaum(double l<text:span text:style-name="T18">ä</text:span>nge)</text:p>
      <text:p text:style-name="P26">02 <text:s/>{</text:p>
      <text:p text:style-name="P26">03 <text:s text:c="4"/>t.forward(l<text:span text:style-name="T18">ä</text:span>nge);</text:p>
      <text:p text:style-name="P26">04 <text:s text:c="4"/>if (l<text:span text:style-name="T22">ä</text:span>nge &gt; 1)</text:p>
      <text:p text:style-name="P26">05 <text:s text:c="4"/>{</text:p>
      <text:p text:style-name="P26">06 <text:s text:c="7"/>t.left(45);</text:p>
      <text:p text:style-name="P26">07 <text:s text:c="7"/>rekursiverBaum(l<text:span text:style-name="T18">ä</text:span>nge / 2);</text:p>
      <text:p text:style-name="P26">08 <text:s text:c="7"/>t.right(90);</text:p>
      <text:p text:style-name="P26">09 <text:s text:c="7"/>rekursiverBaum(l<text:span text:style-name="T18">ä</text:span>nge / 2);</text:p>
      <text:p text:style-name="P26">10 <text:s text:c="7"/>t.left(45);</text:p>
      <text:p text:style-name="P26">11 <text:s text:c="4"/>}</text:p>
      <text:p text:style-name="P26">12 <text:s text:c="4"/>t.back(l<text:span text:style-name="T18">ä</text:span>nge);</text:p>
      <text:p text:style-name="P26">13 <text:s/>}</text:p>
      <text:p text:style-name="P7"/>
      <text:p text:style-name="P7"/>
      <text:p text:style-name="P7"/>
      <text:p text:style-name="P7"/>
      <text:p text:style-name="P7"/>
      <text:p text:style-name="P23"><draw:frame text:anchor-type="paragraph" draw:z-index="0" draw:name="Form1" draw:style-name="gr1" draw:text-style-name="P45" svg:width="1.795cm" svg:height="0.63cm" svg:x="15.161cm" svg:y="0.242cm"><draw:image xlink:href="Pictures/10000000000000580000001F84D8045FF773DCF2.png" xlink:type="simple" xlink:show="embed" xlink:actuate="onLoad" draw:mime-type="image/png"><text:p/></draw:image></draw:frame></text:p>
      <text:p text:style-name="P22"><text:span text:style-name="T14">Autor: </text:span><text:span text:style-name="T15">Christian Pothmann – </text:span><text:a xlink:type="simple" xlink:href="https://cpothmann.de/" text:style-name="Internet_20_link" text:visited-style-name="Visited_20_Internet_20_Link"><text:span text:style-name="T15">c</text:span></text:a><text:a xlink:type="simple" xlink:href="https://cpothmann.de/" text:style-name="Internet_20_link" text:visited-style-name="Visited_20_Internet_20_Link"><text:span text:style-name="T16">pothmann.de</text:span></text:a><text:span text:style-name="T16">, f</text:span><text:span text:style-name="T15">reigegeben unter </text:span><text:a xlink:type="simple" xlink:href="https://creativecommons.org/licenses/by-nc-sa/4.0/" text:style-name="Internet_20_link" text:visited-style-name="Visited_20_Internet_20_Link"><text:span text:style-name="T15">CC BY-NC-SA 4.0</text:span></text:a><text:span text:style-name="T15">, </text:span><text:span text:style-name="T17">Juni 2021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332bb6" officeooo:paragraph-rsid="00332bb6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378968"/>
    </style:style>
    <style:style style:name="MT2" style:family="text">
      <style:text-properties officeooo:rsid="0022d0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1626244374896">
            <table:table-cell table:style-name="Tabelle1.A1" office:value-type="string">
              <text:p text:style-name="MP1">Rekursi<text:span text:style-name="MT1">on – Programmanalyse</text:span></text:p>
            </table:table-cell>
            <table:table-cell table:style-name="Tabelle1.A1" office:value-type="string">
              <text:p text:style-name="MP2">Seite <text:page-number text:select-page="current">1</text:page-number></text:p>
            </table:table-cell>
            <table:table-cell table:style-name="Tabelle1.A1" office:value-type="string">
              <text:p text:style-name="MP3">Informatik – <text:span text:style-name="MT2">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3-11-02T08:40:42.923000000</dc:date>
    <meta:editing-duration>PT4H22M9S</meta:editing-duration>
    <meta:editing-cycles>44</meta:editing-cycles>
    <meta:generator>LibreOffice/7.3.3.2$Windows_X86_64 LibreOffice_project/d1d0ea68f081ee2800a922cac8f79445e4603348</meta:generator>
    <meta:document-statistic meta:table-count="3" meta:image-count="0" meta:object-count="0" meta:page-count="2" meta:paragraph-count="92" meta:word-count="384" meta:character-count="2731" meta:non-whitespace-character-count="2143"/>
  </office:meta>
</office:document-meta>
</file>